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7.701cm" fo:margin-left="0cm" table:align="left"/>
    </style:style>
    <style:style style:name="Таблица1.A" style:family="table-column">
      <style:table-column-properties style:column-width="6.112cm"/>
    </style:style>
    <style:style style:name="Таблица1.B" style:family="table-column">
      <style:table-column-properties style:column-width="8.89cm"/>
    </style:style>
    <style:style style:name="Таблица1.C" style:family="table-column">
      <style:table-column-properties style:column-width="2.699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8.493cm" table:align="left"/>
    </style:style>
    <style:style style:name="Таблица2.A" style:family="table-column">
      <style:table-column-properties style:column-width="1.739cm"/>
    </style:style>
    <style:style style:name="Таблица2.E" style:family="table-column">
      <style:table-column-properties style:column-width="1.536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E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1c782d" officeooo:paragraph-rsid="001c782d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1c782d" officeooo:paragraph-rsid="001c782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">Action</text:p>
          </table:table-cell>
          <table:table-cell table:style-name="Таблица1.A1" office:value-type="string">
            <text:p text:style-name="P1">ExpectedResult</text:p>
          </table:table-cell>
          <table:table-cell table:style-name="Таблица1.C1" office:value-type="string">
            <text:p text:style-name="P1">TestedResult</text:p>
          </table:table-cell>
        </table:table-row>
        <table:table-row>
          <table:table-cell table:style-name="Таблица1.A2" office:value-type="string">
            <text:p text:style-name="P1">SELECT AdminName1,AdminName2,AdminName3,BaseName,HouseNumber FROM Admin INNER JOIN Location ON Admin.AdminId=Location.AdminId INNER JOIN Places ON Location.PlaceId=Places.PlaceId INNER JOIN Caegory ON Places.PlaceId=Category.PlaceId WHERE CategorySystem=“poi“ AND CategoryId=9567;</text:p>
          </table:table-cell>
          <table:table-cell table:style-name="Таблица1.A2" office:value-type="string">
            <table:table table:name="Таблица2" table:style-name="Таблица2">
              <table:table-column table:style-name="Таблица2.A" table:number-columns-repeated="4"/>
              <table:table-column table:style-name="Таблица2.E"/>
              <table:table-row>
                <table:table-cell table:style-name="Таблица2.A1" office:value-type="string">
                  <text:p text:style-name="P3">AdminName1</text:p>
                </table:table-cell>
                <table:table-cell table:style-name="Таблица2.A1" office:value-type="string">
                  <text:p text:style-name="P3">AdminName2</text:p>
                </table:table-cell>
                <table:table-cell table:style-name="Таблица2.A1" office:value-type="string">
                  <text:p text:style-name="P3">AdminName3</text:p>
                </table:table-cell>
                <table:table-cell table:style-name="Таблица2.A1" office:value-type="string">
                  <text:p text:style-name="P3">BaseName</text:p>
                </table:table-cell>
                <table:table-cell table:style-name="Таблица2.E1" office:value-type="string">
                  <text:p text:style-name="P3">HouseNumber</text:p>
                </table:table-cell>
              </table:table-row>
              <table:table-row>
                <table:table-cell table:style-name="Таблица2.A2" office:value-type="string">
                  <text:p text:style-name="P1">Ontario</text:p>
                </table:table-cell>
                <table:table-cell table:style-name="Таблица2.A2" office:value-type="string">
                  <text:p text:style-name="P1">Ottawa</text:p>
                </table:table-cell>
                <table:table-cell table:style-name="Таблица2.A2" office:value-type="string">
                  <text:p text:style-name="P1">Ottawa</text:p>
                </table:table-cell>
                <table:table-cell table:style-name="Таблица2.A2" office:value-type="string">
                  <text:p text:style-name="P1">4TA Av</text:p>
                </table:table-cell>
                <table:table-cell table:style-name="Таблица2.E2" office:value-type="string">
                  <text:p text:style-name="P1">N/A</text:p>
                </table:table-cell>
              </table:table-row>
              <table:table-row>
                <table:table-cell table:style-name="Таблица2.A2" office:value-type="string">
                  <text:p text:style-name="P1">California</text:p>
                </table:table-cell>
                <table:table-cell table:style-name="Таблица2.A2" office:value-type="string">
                  <text:p text:style-name="P1">Redlands</text:p>
                </table:table-cell>
                <table:table-cell table:style-name="Таблица2.A2" office:value-type="string">
                  <text:p text:style-name="P1">San Bernardino</text:p>
                </table:table-cell>
                <table:table-cell table:style-name="Таблица2.A2" office:value-type="string">
                  <text:p text:style-name="P1">Francisco Villa</text:p>
                </table:table-cell>
                <table:table-cell table:style-name="Таблица2.E2" office:value-type="string">
                  <text:p text:style-name="P1">N/A</text:p>
                </table:table-cell>
              </table:table-row>
            </table:table>
            <text:p text:style-name="P2"/>
          </table:table-cell>
          <table:table-cell table:style-name="Таблица1.C2" office:value-type="string">
            <text:p text:style-name="P1">Passed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2T13:19:04.765962884</meta:creation-date>
    <dc:date>2016-09-02T13:28:23.637034673</dc:date>
    <meta:editing-duration>PT9M23S</meta:editing-duration>
    <meta:editing-cycles>1</meta:editing-cycles>
    <meta:document-statistic meta:table-count="2" meta:image-count="0" meta:object-count="0" meta:page-count="1" meta:paragraph-count="20" meta:word-count="45" meta:character-count="445" meta:non-whitespace-character-count="420"/>
    <meta:generator>LibreOffice/5.1.4.2$Linux_X86_64 LibreOffice_project/10m0$Build-2</meta:generator>
  </office:meta>
</office:document-meta>
</file>